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10400000C420E2240419B3E125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ff66" draw:marker-end="Arrow" draw:marker-end-width="0.3cm" draw:fill="solid" draw:fill-color="#ffff66" draw:textarea-vertical-align="middl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3.686cm" svg:x="1cm" svg:y="0.6cm">
          <draw:image xlink:href="Pictures/100000000000110400000C420E2240419B3E1251.jpg" xlink:type="simple" xlink:show="embed" xlink:actuate="onLoad" loext:mime-type="image/jpeg">
            <text:p/>
          </draw:image>
        </draw:frame>
        <draw:line draw:style-name="gr2" draw:text-style-name="P2" draw:layer="layout" svg:x1="11.3cm" svg:y1="12.294cm" svg:x2="10.4cm" svg:y2="10.794cm">
          <text:p/>
        </draw:line>
        <draw:frame draw:style-name="gr3" draw:text-style-name="P4" draw:layer="layout" svg:width="6.814cm" svg:height="1.673cm" svg:x="10.041cm" svg:y="11.703cm">
          <draw:text-box>
            <text:p text:style-name="P3">Power switch</text:p>
            <text:p text:style-name="P3">Move left to power 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66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5T21:54:43.035697067</dc:date>
    <meta:editing-duration>PT38S</meta:editing-duration>
    <meta:editing-cycles>1</meta:editing-cycles>
    <meta:document-statistic meta:object-count="3"/>
    <meta:generator>LibreOffice/6.4.7.2$Linux_X86_64 LibreOffice_project/40$Build-2</meta:generator>
  </office:meta>
</office:document-meta>
</file>